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width="0.2cm" svg:stroke-color="#ff6633" draw:marker-start-width="0.6cm" draw:marker-end="Small_20_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6633"/>
    </style:style>
    <style:style style:name="P6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5cm" svg:height="6cm" svg:x="1.5cm" svg:y="7.5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2cm" svg:x="13.5cm" svg:y="7.5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cm" svg:x="13.5cm" svg:y="9.5cm"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13.5cm" svg:y="11.5cm">
          <text:p text:style-name="P4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5cm" svg:y1="10cm" svg:x2="13.5cm" svg:y2="10cm">
          <text:p text:style-name="P4"/>
        </draw:line>
        <draw:frame draw:style-name="gr6" draw:text-style-name="P3" draw:layer="layout" svg:width="2.073cm" svg:height="1.195cm" svg:x="9.321cm" svg:y="9cm">
          <draw:text-box>
            <text:p text:style-name="P2"><text:span text:style-name="T1">SSL</text:span></text:p>
          </draw:text-box>
        </draw:frame>
        <draw:frame draw:style-name="gr6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6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6" draw:text-style-name="P3" draw:layer="layout" svg:width="4.278cm" svg:height="1.195cm" svg:x="14.222cm" svg:y="8cm">
          <draw:text-box>
            <text:p text:style-name="P4"><text:span text:style-name="T1">Open Port</text:span></text:p>
          </draw:text-box>
        </draw:frame>
        <draw:frame draw:style-name="gr7" draw:layer="layout" svg:width="0.502cm" svg:height="0.962cm" svg:x="12cm" svg:y="4cm">
          <draw:text-box>
            <text:p text:style-name="P4"/>
          </draw:text-box>
        </draw:frame>
        <draw:frame draw:style-name="gr6" draw:text-style-name="P3" draw:layer="layout" svg:width="4.604cm" svg:height="1.195cm" svg:x="13.896cm" svg:y="10cm">
          <draw:text-box>
            <text:p text:style-name="P4"><text:span text:style-name="T1">Drop Priv.s</text:span></text:p>
          </draw:text-box>
        </draw:frame>
        <draw:frame draw:style-name="gr6" draw:text-style-name="P3" draw:layer="layout" svg:width="2.991cm" svg:height="1.195cm" svg:x="15cm" svg:y="12cm">
          <draw:text-box>
            <text:p text:style-name="P4"><text:span text:style-name="T1">listen()</text:span></text:p>
          </draw:text-box>
        </draw:frame>
        <draw:frame draw:style-name="gr6" draw:text-style-name="P3" draw:layer="layout" svg:width="3.956cm" svg:height="1.195cm" svg:x="2cm" svg:y="8cm">
          <draw:text-box>
            <text:p text:style-name="P4"><text:span text:style-name="T1">connect()</text:span></text:p>
          </draw:text-box>
        </draw:frame>
        <draw:frame draw:style-name="gr6" draw:text-style-name="P3" draw:layer="layout" svg:width="4.833cm" svg:height="1.195cm" svg:x="1.667cm" svg:y="9.805cm">
          <draw:text-box>
            <text:p text:style-name="P4"><text:span text:style-name="T1">Verify Certs</text:span></text:p>
          </draw:text-box>
        </draw:frame>
        <draw:frame draw:style-name="gr6" draw:text-style-name="P3" draw:layer="layout" svg:width="3.499cm" svg:height="1.195cm" svg:x="2.5cm" svg:y="11.805cm">
          <draw:text-box>
            <text:p text:style-name="P4"><text:span text:style-name="T1">Process</text:span></text:p>
          </draw:text-box>
        </draw:frame>
        <draw:frame draw:style-name="gr6" draw:layer="layout" svg:width="0.502cm" svg:height="0.962cm" svg:x="7.5cm" svg:y="16cm">
          <draw:text-box>
            <text:p text:style-name="P4"/>
          </draw:text-box>
        </draw:frame>
        <draw:line draw:style-name="gr8" draw:text-style-name="P1" draw:layer="layout" svg:x1="14cm" svg:y1="13.5cm" svg:x2="10cm" svg:y2="19cm">
          <text:p text:style-name="P4"/>
        </draw:line>
        <draw:frame draw:style-name="gr6" draw:text-style-name="P3" draw:layer="layout" svg:width="6.628cm" svg:height="1.195cm" svg:x="12.372cm" svg:y="16cm">
          <draw:text-box>
            <text:p text:style-name="P4"><text:span text:style-name="T1">pthread_create()</text:span></text:p>
          </draw:text-box>
        </draw:frame>
        <draw:custom-shape draw:style-name="gr9" draw:text-style-name="P1" draw:layer="layout" svg:width="5cm" svg:height="6cm" svg:x="7cm" svg:y="19cm">
          <text:p text:style-name="P4"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.966cm" svg:height="1.627cm" svg:x="2cm" svg:y="1.5cm">
          <draw:text-box>
            <text:p text:style-name="P5"><text:span text:style-name="T2">Buffer and/or Integer Overflows</text:span></text:p>
          </draw:text-box>
        </draw:frame>
        <draw:line draw:style-name="gr10" draw:text-style-name="P1" draw:layer="layout" svg:x1="12cm" svg:y1="3.5cm" svg:x2="6cm" svg:y2="9.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1T13:19:14</dc:date>
    <dc:language>de-DE</dc:language>
    <meta:editing-cycles>7</meta:editing-cycles>
    <meta:editing-duration>PT59M36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